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e7ee6d" officeooo:paragraph-rsid="00e7ee6d"/>
    </style:style>
    <style:style style:name="P2" style:family="paragraph" style:parent-style-name="Standard">
      <style:text-properties officeooo:rsid="00e8b4d2" officeooo:paragraph-rsid="00e8b4d2"/>
    </style:style>
    <style:style style:name="P3" style:family="paragraph" style:parent-style-name="Standard">
      <style:text-properties officeooo:rsid="00ea3bb6" officeooo:paragraph-rsid="00ea3bb6"/>
    </style:style>
    <style:style style:name="P4" style:family="paragraph" style:parent-style-name="Standard">
      <style:text-properties officeooo:rsid="00ea3bb6" officeooo:paragraph-rsid="00ef059a"/>
    </style:style>
    <style:style style:name="P5" style:family="paragraph" style:parent-style-name="Standard">
      <style:text-properties officeooo:rsid="00ea3bb6" officeooo:paragraph-rsid="00f0e2c7"/>
    </style:style>
    <style:style style:name="P6" style:family="paragraph" style:parent-style-name="Standard">
      <style:text-properties officeooo:rsid="00ec0965" officeooo:paragraph-rsid="00ef059a"/>
    </style:style>
    <style:style style:name="P7" style:family="paragraph" style:parent-style-name="Standard">
      <style:text-properties officeooo:rsid="00ec0965" officeooo:paragraph-rsid="00f0e2c7"/>
    </style:style>
    <style:style style:name="P8" style:family="paragraph" style:parent-style-name="Standard">
      <loext:graphic-properties draw:fill-hatch-name="hatch"/>
      <style:paragraph-properties fo:margin-top="0cm" fo:margin-bottom="0.199cm" style:contextual-spacing="false"/>
      <style:text-properties officeooo:rsid="00ec0965" officeooo:paragraph-rsid="00f0e2c7"/>
    </style:style>
    <style:style style:name="P9" style:family="paragraph" style:parent-style-name="Standard">
      <loext:graphic-properties draw:fill-hatch-name="hatch"/>
      <style:paragraph-properties fo:margin-top="0cm" fo:margin-bottom="0.199cm" style:contextual-spacing="false"/>
      <style:text-properties officeooo:rsid="00ec0965" officeooo:paragraph-rsid="00f145d4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rsid="00ec0965" officeooo:paragraph-rsid="00f145d4"/>
    </style:style>
    <style:style style:name="P11" style:family="paragraph" style:parent-style-name="Standard">
      <style:text-properties officeooo:rsid="00ec0965" officeooo:paragraph-rsid="00ec0965"/>
    </style:style>
    <style:style style:name="P12" style:family="paragraph" style:parent-style-name="Standard">
      <style:text-properties officeooo:rsid="00e3dd1d" officeooo:paragraph-rsid="00e8b4d2"/>
    </style:style>
    <style:style style:name="P13" style:family="paragraph" style:parent-style-name="Standard" style:list-style-name="tfPuce">
      <style:text-properties officeooo:rsid="00ec0965" officeooo:paragraph-rsid="00ec0965"/>
    </style:style>
    <style:style style:name="P14" style:family="paragraph" style:parent-style-name="Standard" style:list-style-name="tfPuce">
      <loext:graphic-properties draw:fill-gradient-name="gradient" draw:fill-hatch-name="hatch"/>
      <style:paragraph-properties fo:margin-top="0cm" fo:margin-bottom="0cm" style:contextual-spacing="false"/>
      <style:text-properties officeooo:rsid="00ec0965" officeooo:paragraph-rsid="00f145d4"/>
    </style:style>
    <style:style style:name="P15" style:family="paragraph" style:parent-style-name="Standard" style:list-style-name="tfPuce">
      <loext:graphic-properties draw:fill-hatch-name="hatch"/>
      <style:paragraph-properties fo:margin-top="0cm" fo:margin-bottom="0.199cm" style:contextual-spacing="false"/>
      <style:text-properties officeooo:rsid="00ec0965" officeooo:paragraph-rsid="00f145d4"/>
    </style:style>
    <style:style style:name="P16" style:family="paragraph" style:parent-style-name="Standard" style:list-style-name="tfPuce">
      <style:text-properties officeooo:rsid="00ec0965" officeooo:paragraph-rsid="00ef059a"/>
    </style:style>
    <style:style style:name="P17" style:family="paragraph" style:parent-style-name="Standard" style:list-style-name="tfPuce">
      <style:text-properties officeooo:rsid="00ec0965" officeooo:paragraph-rsid="00f0e2c7"/>
    </style:style>
    <style:style style:name="P18" style:family="paragraph" style:parent-style-name="Standard">
      <style:text-properties officeooo:rsid="00e3dd1d" officeooo:paragraph-rsid="00f0e2c7"/>
    </style:style>
    <style:style style:name="P19" style:family="paragraph" style:parent-style-name="tfDéfinition" style:list-style-name="tfPuce"/>
    <style:style style:name="P20" style:family="paragraph" style:parent-style-name="tfTitre_20_1_29_">
      <style:text-properties officeooo:rsid="00e5f1a4" officeooo:paragraph-rsid="00e5f1a4"/>
    </style:style>
    <style:style style:name="P21" style:family="paragraph" style:parent-style-name="tfTitre_20_a_29_">
      <style:text-properties officeooo:rsid="00ea3bb6" officeooo:paragraph-rsid="00ea3bb6"/>
    </style:style>
    <style:style style:name="P22" style:family="paragraph" style:parent-style-name="tfTitre_20_a_29_">
      <style:text-properties officeooo:rsid="00ea3bb6" officeooo:paragraph-rsid="00ef059a"/>
    </style:style>
    <style:style style:name="P23" style:family="paragraph" style:parent-style-name="tfTitre_20_a_29_">
      <style:text-properties officeooo:rsid="00ea3bb6" officeooo:paragraph-rsid="00f0e2c7"/>
    </style:style>
    <style:style style:name="T1" style:family="text">
      <style:text-properties officeooo:rsid="00e5df4e"/>
    </style:style>
    <style:style style:name="T2" style:family="text">
      <style:text-properties officeooo:rsid="00e8b4d2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weight="bold" officeooo:rsid="00e8b4d2" style:font-weight-asian="bold" style:font-weight-complex="bold"/>
    </style:style>
    <style:style style:name="T5" style:family="text">
      <style:text-properties fo:color="#784b04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ed44d2" style:font-weight-asian="bold" style:font-weight-complex="bold"/>
    </style:style>
    <style:style style:name="T8" style:family="text">
      <style:text-properties fo:font-weight="bold" officeooo:rsid="00f145d4" style:font-weight-asian="bold" style:font-weight-complex="bold"/>
    </style:style>
    <style:style style:name="T9" style:family="text">
      <style:text-properties officeooo:rsid="00e955d1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bold" officeooo:rsid="00e955d1" style:font-weight-asian="bold" style:font-weight-complex="bold"/>
    </style:style>
    <style:style style:name="T12" style:family="text">
      <style:text-properties officeooo:rsid="00ea3bb6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ea3bb6" style:font-style-asian="italic" style:font-style-complex="italic"/>
    </style:style>
    <style:style style:name="T15" style:family="text">
      <style:text-properties officeooo:rsid="00ed44d2"/>
    </style:style>
    <style:style style:name="T16" style:family="text">
      <style:text-properties officeooo:rsid="00ef059a"/>
    </style:style>
    <style:style style:name="T17" style:family="text">
      <style:text-properties officeooo:rsid="00f0e2c7"/>
    </style:style>
    <style:style style:name="T18" style:family="text">
      <style:text-properties officeooo:rsid="00f145d4"/>
    </style:style>
    <style:style style:name="T19" style:family="text">
      <style:text-properties style:font-name="Arial3" officeooo:rsid="00f145d4"/>
    </style:style>
    <style:style style:name="T20" style:family="text">
      <style:text-properties officeooo:rsid="00f3e7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<text:span text:style-name="T1">Listes-Piles-Files</text:span> : Synthèse de cours</text:p>
      <text:list xml:id="list1190667985" text:style-name="tfNum_20_1_29_">
        <text:list-item>
          <text:p text:style-name="P20">Type Abstrait de Données : Interface versus Implémentation</text:p>
        </text:list-item>
      </text:list>
      <text:p text:style-name="P1">Avant de plonger dans le <text:span text:style-name="T3">concret</text:span> du code (<text:span text:style-name="T5">implémentation</text:span>), il est bon de prendre de la hauteur <text:span text:style-name="T2">sur ce dont on a besoin. Dans ce processus d’</text:span><text:span text:style-name="T4">abstraction</text:span><text:span text:style-name="T2">, il convient notamment de préciser comment organiser les données sur lesquelles on doit travailler.</text:span></text:p>
      <text:p text:style-name="P2">On <text:span text:style-name="T9">réfléchit</text:span> alors <text:span text:style-name="T12">aux</text:span> <text:span text:style-name="T10">Type</text:span><text:span text:style-name="T11">s</text:span><text:span text:style-name="T10"> Abstraits de Données</text:span> (TAD) <text:span text:style-name="T9">qui seront utiles </text:span>et l’on cherche à préciser leur <text:span text:style-name="T5">interface</text:span>, c’est à dire les opérations <text:span text:style-name="T9">élémentaires dont on aura besoin.</text:span></text:p>
      <text:p text:style-name="P2"/>
      <text:list xml:id="list182436766558739" text:continue-numbering="true" text:style-name="tfNum_20_1_29_">
        <text:list-item>
          <text:p text:style-name="tfTitre_20_1_29_">Les structures de données linéaires et leurs interfaces</text:p>
        </text:list-item>
      </text:list>
      <text:list xml:id="list350587003" text:style-name="tfNum_20_a_29_">
        <text:list-item>
          <text:p text:style-name="P21">Les listes</text:p>
        </text:list-item>
      </text:list>
      <text:p text:style-name="tfDéfinition">Une liste est une suite <text:span text:style-name="T6">ordonnée</text:span> d’éléments. Ces éléments sont repérés par leur rang (index). </text:p>
      <text:p text:style-name="P3">Interface habituelle :</text:p>
      <text:list xml:id="list1473191393" text:style-name="tfPuce">
        <text:list-item>
          <text:p text:style-name="P13">créer_liste_vide()</text:p>
        </text:list-item>
        <text:list-item>
          <text:p text:style-name="P13">insérer(liste, valeur, index)</text:p>
        </text:list-item>
        <text:list-item>
          <text:p text:style-name="P13">supprimer(liste, index)</text:p>
        </text:list-item>
        <text:list-item>
          <text:p text:style-name="P13">lire(liste, index)</text:p>
        </text:list-item>
        <text:list-item>
          <text:p text:style-name="P13">est_vide(liste) <text:span text:style-name="T13">ou</text:span> taille(liste)</text:p>
        </text:list-item>
      </text:list>
      <text:p text:style-name="P11"/>
      <text:p text:style-name="P10"><text:span text:style-name="T7">Remarque 1 :</text:span><text:span text:style-name="T15"> </text:span><text:span text:style-name="T12">Le</text:span><text:span text:style-name="T18">s listes sont souvent implémentées : </text:span></text:p>
      <text:list xml:id="list182437597120269" text:continue-numbering="true" text:style-name="tfPuce">
        <text:list-item>
          <text:p text:style-name="P14"><text:span text:style-name="T18">soit comme listes cha</text:span><text:span text:style-name="T19">înées (ajouts et suppressions rapides d’un élément)</text:span></text:p>
        </text:list-item>
        <text:list-item>
          <text:p text:style-name="P15"><text:span text:style-name="T19">soit comme tableaux dynamiques (accès rapide à un élément)</text:span><text:span text:style-name="T12">.</text:span></text:p>
        </text:list-item>
      </text:list>
      <text:p text:style-name="P9"><text:span text:style-name="T7">Remarque </text:span><text:span text:style-name="T8">2</text:span><text:span text:style-name="T7"> :</text:span><text:span text:style-name="T15"> </text:span><text:span text:style-name="T12">Le type </text:span><text:span text:style-name="T14">list</text:span><text:span text:style-name="T12"> de Python est une i</text:span><text:span text:style-name="T15">mplémentation</text:span><text:span text:style-name="T12"> particulière </text:span><text:span text:style-name="T15">et très améliorée du type </text:span><text:span text:style-name="T17">abstrait</text:span><text:span text:style-name="T15"> liste</text:span><text:span text:style-name="T12">.</text:span></text:p>
      <text:p text:style-name="P9"><text:span text:style-name="T7">Remarque </text:span><text:span text:style-name="T8">3</text:span><text:span text:style-name="T7"> :</text:span><text:span text:style-name="T15"> </text:span>La notion de liste est parfois définie récursive<text:span text:style-name="T15">ment :</text:span></text:p>
      <text:p text:style-name="tfDéfinition">Une liste est <text:span text:style-name="T20">alors</text:span> :</text:p>
      <text:list xml:id="list182438404306954" text:continue-numbering="true" text:style-name="tfPuce">
        <text:list-item>
          <text:p text:style-name="P19">Soit une liste vide</text:p>
        </text:list-item>
        <text:list-item>
          <text:p text:style-name="P19">Soit une paire contenant une donnée et une liste</text:p>
        </text:list-item>
      </text:list>
      <text:p text:style-name="P12"/>
      <text:list xml:id="list182436839228741" text:continue-list="list350587003" text:style-name="tfNum_20_a_29_">
        <text:list-item>
          <text:p text:style-name="P22">Les p<text:span text:style-name="T16">il</text:span>es</text:p>
        </text:list-item>
      </text:list>
      <text:p text:style-name="tfDéfinition">Une <text:span text:style-name="T16">pil</text:span>e est <text:span text:style-name="T17">aussi </text:span>une suite <text:span text:style-name="T6">ordonnée</text:span> d’éléments <text:span text:style-name="T17">qui donne accès en priorité aux dernières données ajoutées.</text:span> </text:p>
      <text:p text:style-name="P4">Interface habituelle :</text:p>
      <text:list xml:id="list182437076949841" text:continue-list="list182438404306954" text:style-name="tfPuce">
        <text:list-item>
          <text:p text:style-name="P16">créer_<text:span text:style-name="T17">pil</text:span>e_vide()</text:p>
        </text:list-item>
        <text:list-item>
          <text:p text:style-name="P16"><text:span text:style-name="T17">empiler</text:span>(<text:span text:style-name="T17">pile</text:span>, valeur)</text:p>
        </text:list-item>
        <text:list-item>
          <text:p text:style-name="P16"><text:span text:style-name="T17">dépil</text:span>er(<text:span text:style-name="T17">pile</text:span>)</text:p>
        </text:list-item>
        <text:list-item>
          <text:p text:style-name="P16">est_vide(<text:span text:style-name="T17">pile</text:span>)</text:p>
        </text:list-item>
      </text:list>
      <text:p text:style-name="P6"/>
      <text:p text:style-name="P8"><text:span text:style-name="T7">Remarque :</text:span><text:span text:style-name="T15"> </text:span><text:span text:style-name="T17">En Python, on utilisera souvent le</text:span><text:span text:style-name="T12"> type </text:span><text:span text:style-name="T14">list</text:span><text:span text:style-name="T12"> </text:span><text:span text:style-name="T17">avec les méthodes append(valeur) et pop()</text:span></text:p>
      <text:p text:style-name="P18"/>
      <text:list xml:id="list182437262768806" text:continue-list="list182436839228741" text:style-name="tfNum_20_a_29_">
        <text:list-item>
          <text:p text:style-name="P23">Les <text:span text:style-name="T17">f</text:span><text:span text:style-name="T16">il</text:span>es</text:p>
        </text:list-item>
      </text:list>
      <text:p text:style-name="tfDéfinition">Une <text:span text:style-name="T17">f</text:span><text:span text:style-name="T16">il</text:span>e est <text:span text:style-name="T17">aussi </text:span>une suite <text:span text:style-name="T6">ordonnée</text:span> d’éléments <text:span text:style-name="T17">qui donne accès en priorité aux premières données ajoutées.</text:span> </text:p>
      <text:p text:style-name="P5">Interface habituelle :</text:p>
      <text:list xml:id="list182436908636017" text:continue-list="list182437076949841" text:style-name="tfPuce">
        <text:list-item>
          <text:p text:style-name="P17">créer_<text:span text:style-name="T17">fil</text:span>e_vide()</text:p>
        </text:list-item>
        <text:list-item>
          <text:p text:style-name="P17"><text:span text:style-name="T17">emfiler</text:span>(<text:span text:style-name="T17">file</text:span>, valeur)</text:p>
        </text:list-item>
        <text:list-item>
          <text:p text:style-name="P17"><text:span text:style-name="T17">défil</text:span>er(<text:span text:style-name="T17">file</text:span>)</text:p>
        </text:list-item>
        <text:list-item>
          <text:p text:style-name="P17">est_vide(<text:span text:style-name="T17">file</text:span>)</text:p>
        </text:list-item>
      </text:list>
      <text:p text:style-name="P7"/>
      <text:p text:style-name="P8"><text:span text:style-name="T7">Remarque :</text:span><text:span text:style-name="T15"> </text:span><text:span text:style-name="T17">En Python, on utilisera souvent le</text:span><text:span text:style-name="T12"> type </text:span><text:span text:style-name="T14">list</text:span><text:span text:style-name="T12"> </text:span><text:span text:style-name="T17">avec les méthodes append(valeur) et pop(0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2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1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2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7-19T18:24:36.481218441</dc:date>
    <meta:editing-duration>PT18H21M17S</meta:editing-duration>
    <meta:editing-cycles>160</meta:editing-cycles>
    <meta:document-statistic meta:table-count="0" meta:image-count="0" meta:object-count="0" meta:page-count="1" meta:paragraph-count="37" meta:word-count="307" meta:character-count="1909" meta:non-whitespace-character-count="1657"/>
  </office:meta>
</office:document-meta>
</file>